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7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96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96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08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718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.71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id="id1" draw:layer="layout" svg:width="3.713cm" svg:height="1.777cm" svg:x="12.465cm" svg:y="2.314cm">
          <draw:text-box>
            <text:p text:style-name="P1"><text:span text:style-name="T1">AFM</text:span></text:p>
          </draw:text-box>
        </draw:frame>
        <draw:frame draw:style-name="gr2" draw:text-style-name="P2" draw:id="id2" draw:layer="layout" svg:width="4.144cm" svg:height="2.219cm" svg:x="6.473cm" svg:y="6.377cm">
          <draw:text-box>
            <text:p text:style-name="P1"><text:span text:style-name="T1">Static</text:span></text:p>
          </draw:text-box>
        </draw:frame>
        <draw:frame draw:style-name="gr3" draw:text-style-name="P2" draw:id="id3" draw:layer="layout" svg:width="5.136cm" svg:height="2.217cm" svg:x="16.267cm" svg:y="6.379cm">
          <draw:text-box>
            <text:p text:style-name="P1"><text:span text:style-name="T1">Dynamic</text:span></text:p>
          </draw:text-box>
        </draw:frame>
        <draw:frame draw:style-name="gr4" draw:text-style-name="P2" draw:id="id4" draw:layer="layout" svg:width="4.143cm" svg:height="2.139cm" svg:x="1.27cm" svg:y="11.369cm">
          <draw:text-box>
            <text:p text:style-name="P1"><text:span text:style-name="T1">Contact mode</text:span></text:p>
          </draw:text-box>
        </draw:frame>
        <draw:frame draw:style-name="gr5" draw:text-style-name="P2" draw:id="id5" draw:layer="layout" svg:width="7.425cm" svg:height="3.083cm" svg:x="5.91cm" svg:y="11.367cm">
          <draw:text-box>
            <text:p text:style-name="P1"><text:span text:style-name="T1">Force-volume mode / <text:s/>Jump mode / F-z curves</text:span></text:p>
          </draw:text-box>
        </draw:frame>
        <draw:frame draw:style-name="gr5" draw:text-style-name="P2" draw:id="id6" draw:layer="layout" svg:width="5.478cm" svg:height="2.139cm" svg:x="13.784cm" svg:y="11.367cm">
          <draw:text-box>
            <text:p text:style-name="P1"><text:span text:style-name="T1">Amplitude modulated</text:span></text:p>
          </draw:text-box>
        </draw:frame>
        <draw:frame draw:style-name="gr6" draw:text-style-name="P2" draw:id="id7" draw:layer="layout" svg:width="5.478cm" svg:height="2.139cm" svg:x="19.922cm" svg:y="11.369cm">
          <draw:text-box>
            <text:p text:style-name="P1"><text:span text:style-name="T1">Frequency modulated</text:span></text:p>
          </draw:text-box>
        </draw:frame>
        <draw:connector draw:style-name="gr7" draw:text-style-name="P3" draw:layer="layout" svg:x1="14.321cm" svg:y1="4.091cm" svg:x2="8.545cm" svg:y2="6.377cm" draw:start-shape="id1" draw:start-glue-point="2" draw:end-shape="id2" draw:end-glue-point="0" svg:d="m14321 4091v1143h-5776v1143">
          <text:p/>
        </draw:connector>
        <draw:connector draw:style-name="gr7" draw:text-style-name="P3" draw:layer="layout" svg:x1="14.321cm" svg:y1="4.091cm" svg:x2="18.835cm" svg:y2="6.379cm" draw:start-shape="id1" draw:start-glue-point="2" draw:end-shape="id3" draw:end-glue-point="0" svg:d="m14321 4091v1144h4514v1144">
          <text:p/>
        </draw:connector>
        <draw:connector draw:style-name="gr7" draw:text-style-name="P3" draw:layer="layout" svg:x1="8.545cm" svg:y1="8.596cm" svg:x2="3.341cm" svg:y2="11.369cm" draw:start-shape="id2" draw:start-glue-point="2" draw:end-shape="id4" draw:end-glue-point="0" svg:d="m8545 8596v1387h-5204v1386">
          <text:p/>
        </draw:connector>
        <draw:connector draw:style-name="gr7" draw:text-style-name="P3" draw:layer="layout" svg:x1="8.545cm" svg:y1="8.596cm" svg:x2="9.622cm" svg:y2="11.367cm" draw:start-shape="id2" draw:start-glue-point="2" draw:end-shape="id5" draw:end-glue-point="0" svg:d="m8545 8596v1386h1077v1385">
          <text:p/>
        </draw:connector>
        <draw:connector draw:style-name="gr7" draw:text-style-name="P3" draw:layer="layout" svg:x1="18.835cm" svg:y1="8.596cm" svg:x2="16.523cm" svg:y2="11.367cm" draw:start-shape="id3" draw:start-glue-point="2" draw:end-shape="id6" draw:end-glue-point="0" svg:d="m18835 8596v1386h-2312v1385">
          <text:p/>
        </draw:connector>
        <draw:connector draw:style-name="gr7" draw:text-style-name="P3" draw:layer="layout" svg:x1="18.835cm" svg:y1="8.596cm" svg:x2="22.661cm" svg:y2="11.369cm" draw:start-shape="id3" draw:start-glue-point="2" draw:end-shape="id7" draw:end-glue-point="0" svg:d="m18835 8596v1387h3826v1386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daniel kiracofe</meta:initial-creator>
    <meta:creation-date>2009-07-17T10:24:47</meta:creation-date>
    <dc:creator>daniel kiracofe</dc:creator>
    <dc:date>2009-10-06T19:21:00</dc:date>
    <meta:editing-cycles>3</meta:editing-cycles>
    <meta:editing-duration>PT00H05M4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